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62913" officeooo:paragraph-rsid="0016291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62913" officeooo:paragraph-rsid="00162913" style:font-size-asian="12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62913" officeooo:paragraph-rsid="00163359" style:font-size-asian="12pt" style:font-size-complex="12pt"/>
    </style:style>
    <style:style style:name="P4" style:family="paragraph" style:parent-style-name="Title">
      <style:paragraph-properties fo:line-height="150%"/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Heading_20_2">
      <style:paragraph-properties fo:line-height="150%"/>
      <style:text-properties style:font-name="Times New Roman" fo:font-size="13pt" style:font-size-asian="13pt" style:font-size-complex="13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63359" officeooo:paragraph-rsid="00163359" style:font-size-asian="12pt" style:font-size-complex="12pt"/>
    </style:style>
    <style:style style:name="T1" style:family="text">
      <style:text-properties officeooo:rsid="00163359"/>
    </style:style>
    <style:style style:name="T2" style:family="text">
      <style:text-properties officeooo:rsid="001933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stando Algoritmos para Verificar a Similaridade e a Dissimilaridade entre Jogadores</text:p>
      <text:p text:style-name="P1"/>
      <text:p text:style-name="P2">→ Base de dados utilizada: <text:a xlink:type="simple" xlink:href="https://docs.google.com/spreadsheets/d/14GLOVjmKM6bozMpIp2celpIo-umnn7QU/edit?rtpof=true#gid=511142314" text:style-name="Internet_20_link" text:visited-style-name="Visited_20_Internet_20_Link">planilha com dados de 500 jogadores com 3<text:span text:style-name="T1">4</text:span> parâmetros</text:a> </text:p>
      <text:p text:style-name="P2"/>
      <text:p text:style-name="P2">→ Linguagem de programação: <text:span text:style-name="T2">JavaScript (com TypeScript)</text:span>.</text:p>
      <text:p text:style-name="P2"/>
      <text:h text:style-name="P5" text:outline-level="2">1 – Similaridade por Cosseno</text:h>
      <text:p text:style-name="P3">→<text:span text:style-name="T1"> Consiste em representar um conjunto de dados </text:span><text:span text:style-name="T2">na forma de um</text:span><text:span text:style-name="T1"> vetor.</text:span></text:p>
      <text:p text:style-name="P6">→ As entidades desse projeto são multidimensionais; então faz sentido utilizar uma representação vetorial <text:span text:style-name="T2">para eles</text:span>.</text:p>
      <text:p text:style-name="P6"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08:55:34.005428170</meta:creation-date>
    <dc:date>2023-10-13T10:02:50.809000000</dc:date>
    <meta:editing-duration>PT19M26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7" meta:word-count="65" meta:character-count="435" meta:non-whitespace-character-count="373"/>
  </office:meta>
</office:document-meta>
</file>